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3.305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eller Part Numbe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plete Hardwar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mentary Pushbutton Switch - 12m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9190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lor Buttons – 4-p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44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hing Plus - ESP32 WROOM (U.F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WRL-173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FT LCD Breakout - 1.8" (128x16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29.95" calcext:value-type="float">
            <text:p>29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LCD-151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humb Joystick Break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BOB-091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umb Joyst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90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 Speaker - PC Mount 12mm 2.048kH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79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K OHM Resis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hium Ion Battery – 2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12.95" calcext:value-type="float">
            <text:p>12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38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Qwiic 12 Bit ADC - 4 Channel (ADS10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53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 Hea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1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ak Away Headers – Stra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1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sto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CB Design and Gerber 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gleCAD Free Ve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g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ad Free Solde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ad Free Solder Wick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3:41:09.387530816</meta:creation-date>
    <dc:date>2021-02-01T14:12:47.261102722</dc:date>
    <meta:editing-duration>PT3M57S</meta:editing-duration>
    <meta:editing-cycles>2</meta:editing-cycles>
    <meta:generator>LibreOffice/6.4.6.2$Linux_X86_64 LibreOffice_project/40$Build-2</meta:generator>
    <meta:document-statistic meta:table-count="1" meta:cell-count="115" meta:object-count="0"/>
  </office:meta>
</office:document-meta>
</file>